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3.1339in"/>
    </style:style>
    <style:style style:name="co3" style:family="table-column">
      <style:table-column-properties fo:break-before="auto" style:column-width="1.1492in"/>
    </style:style>
    <style:style style:name="co4" style:family="table-column">
      <style:table-column-properties fo:break-before="auto" style:column-width="0.5335in"/>
    </style:style>
    <style:style style:name="co5" style:family="table-column">
      <style:table-column-properties fo:break-before="auto" style:column-width="2.0543in"/>
    </style:style>
    <style:style style:name="co6" style:family="table-column">
      <style:table-column-properties fo:break-before="auto" style:column-width="1.126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contracts_top_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ntract_id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num_transfer</text:p>
          </table:table-cell>
          <table:table-cell office:value-type="string" calcext:value-type="string">
            <text:p>perc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c17f958d2ee523a2206206994597c13d831ec7</text:p>
          </table:table-cell>
          <table:table-cell office:value-type="float" office:value="149408698" calcext:value-type="float">
            <text:p>149408698</text:p>
          </table:table-cell>
          <table:table-cell office:value-type="float" office:value="15.537" calcext:value-type="float">
            <text:p>15.537</text:p>
          </table:table-cell>
          <table:table-cell office:value-type="string" calcext:value-type="string">
            <text:p>Tether USD (USDT)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02aaa39b223fe8d0a0e5c4f27ead9083c756cc2</text:p>
          </table:table-cell>
          <table:table-cell office:value-type="float" office:value="104183120" calcext:value-type="float">
            <text:p>104183120</text:p>
          </table:table-cell>
          <table:table-cell office:value-type="float" office:value="10.834" calcext:value-type="float">
            <text:p>10.834</text:p>
          </table:table-cell>
          <table:table-cell office:value-type="string" calcext:value-type="string">
            <text:p>Wrapped Ether (WETH)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0b86991c6218b36c1d19d4a2e9eb0ce3606eb48</text:p>
          </table:table-cell>
          <table:table-cell office:value-type="float" office:value="42601224" calcext:value-type="float">
            <text:p>42601224</text:p>
          </table:table-cell>
          <table:table-cell office:value-type="float" office:value="4.43" calcext:value-type="float">
            <text:p>4.430</text:p>
          </table:table-cell>
          <table:table-cell office:value-type="string" calcext:value-type="string">
            <text:p>USD Coin (USDC)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b175474e89094c44da98b954eedeac495271d0f</text:p>
          </table:table-cell>
          <table:table-cell office:value-type="float" office:value="14387573" calcext:value-type="float">
            <text:p>14387573</text:p>
          </table:table-cell>
          <table:table-cell office:value-type="float" office:value="1.496" calcext:value-type="float">
            <text:p>1.496</text:p>
          </table:table-cell>
          <table:table-cell office:value-type="string" calcext:value-type="string">
            <text:p>Dai Stablecoin (DAI)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14910771af9ca656af840dff83e8264ecf986ca</text:p>
          </table:table-cell>
          <table:table-cell office:value-type="float" office:value="11388177" calcext:value-type="float">
            <text:p>11388177</text:p>
          </table:table-cell>
          <table:table-cell office:value-type="float" office:value="1.184" calcext:value-type="float">
            <text:p>1.184</text:p>
          </table:table-cell>
          <table:table-cell office:value-type="string" calcext:value-type="string">
            <text:p>ChainLink Token (LINK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centralized oracle networ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74bfa6600bf90c885c7c01c7031389ed1461ab9</text:p>
          </table:table-cell>
          <table:table-cell office:value-type="float" office:value="8947669" calcext:value-type="float">
            <text:p>8947669</text:p>
          </table:table-cell>
          <table:table-cell office:value-type="float" office:value="0.93" calcext:value-type="float">
            <text:p>0.930</text:p>
          </table:table-cell>
          <table:table-cell office:value-type="string" calcext:value-type="string">
            <text:p>More Gold Coin (MGC)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5ad61b0a150d79219dcf64e1e6cc01f0b64c4ce</text:p>
          </table:table-cell>
          <table:table-cell office:value-type="float" office:value="7781424" calcext:value-type="float">
            <text:p>7781424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SHIBA INU (SHIB)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meme co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90f341946a3fdb507ae7e52d17851b87168017c</text:p>
          </table:table-cell>
          <table:table-cell office:value-type="float" office:value="6964935" calcext:value-type="float">
            <text:p>6964935</text:p>
          </table:table-cell>
          <table:table-cell office:value-type="float" office:value="0.724" calcext:value-type="float">
            <text:p>0.724</text:p>
          </table:table-cell>
          <table:table-cell office:value-type="string" calcext:value-type="string">
            <text:p>Strong (STRONG)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8b6a8a3302369daec383334672404ee733ab239</text:p>
          </table:table-cell>
          <table:table-cell office:value-type="float" office:value="6025932" calcext:value-type="float">
            <text:p>6025932</text:p>
          </table:table-cell>
          <table:table-cell office:value-type="float" office:value="0.627" calcext:value-type="float">
            <text:p>0.627</text:p>
          </table:table-cell>
          <table:table-cell office:value-type="string" calcext:value-type="string">
            <text:p>Livepeer Token (LPT)</text:p>
          </table:table-cell>
          <table:table-cell office:value-type="string" calcext:value-type="string">
            <text:p>multimedi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3cb0021808442ad5efb61197966aef72a1def96</text:p>
          </table:table-cell>
          <table:table-cell office:value-type="float" office:value="5370855" calcext:value-type="float">
            <text:p>5370855</text:p>
          </table:table-cell>
          <table:table-cell office:value-type="float" office:value="0.559" calcext:value-type="float">
            <text:p>0.559</text:p>
          </table:table-cell>
          <table:table-cell office:value-type="string" calcext:value-type="string">
            <text:p>coToken (coToken)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virtual currency walle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f573d6fb3f13d689ff844b4ce37794d79a7ff1c</text:p>
          </table:table-cell>
          <table:table-cell office:value-type="float" office:value="4616912" calcext:value-type="float">
            <text:p>4616912</text:p>
          </table:table-cell>
          <table:table-cell office:value-type="float" office:value="0.48" calcext:value-type="float">
            <text:p>0.480</text:p>
          </table:table-cell>
          <table:table-cell office:value-type="string" calcext:value-type="string">
            <text:p>Bancor (BNT)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7d1afa7b718fb893db30a3abc0cfc608aacfebb0</text:p>
          </table:table-cell>
          <table:table-cell office:value-type="float" office:value="4175963" calcext:value-type="float">
            <text:p>4175963</text:p>
          </table:table-cell>
          <table:table-cell office:value-type="float" office:value="0.434" calcext:value-type="float">
            <text:p>0.434</text:p>
          </table:table-cell>
          <table:table-cell office:value-type="string" calcext:value-type="string">
            <text:p>Matic Token (MATIC)</text:p>
          </table:table-cell>
          <table:table-cell office:value-type="string" calcext:value-type="string">
            <text:p>layer-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d8775f648430679a709e98d2b0cb6250d2887ef</text:p>
          </table:table-cell>
          <table:table-cell office:value-type="float" office:value="3813231" calcext:value-type="float">
            <text:p>3813231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BAT (BAT)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decentralized ad exchang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260fac5e5542a773aa44fbcfedf7c193bc2c599</text:p>
          </table:table-cell>
          <table:table-cell office:value-type="float" office:value="3591775" calcext:value-type="float">
            <text:p>3591775</text:p>
          </table:table-cell>
          <table:table-cell office:value-type="float" office:value="0.374" calcext:value-type="float">
            <text:p>0.374</text:p>
          </table:table-cell>
          <table:table-cell office:value-type="string" calcext:value-type="string">
            <text:p>Wrapped BTC (WBTC)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26114cd6ee289accf82350c8d8487fedb8a0c07</text:p>
          </table:table-cell>
          <table:table-cell office:value-type="float" office:value="3591427" calcext:value-type="float">
            <text:p>3591427</text:p>
          </table:table-cell>
          <table:table-cell office:value-type="float" office:value="0.373" calcext:value-type="float">
            <text:p>0.373</text:p>
          </table:table-cell>
          <table:table-cell office:value-type="string" calcext:value-type="string">
            <text:p>OMG Network (OMG)</text:p>
          </table:table-cell>
          <table:table-cell office:value-type="string" calcext:value-type="string">
            <text:p>layer-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86fa049857e0209aa7d9e616f7eb3b3b78ecfdb0</text:p>
          </table:table-cell>
          <table:table-cell office:value-type="float" office:value="3570224" calcext:value-type="float">
            <text:p>3570224</text:p>
          </table:table-cell>
          <table:table-cell office:value-type="float" office:value="0.371" calcext:value-type="float">
            <text:p>0.371</text:p>
          </table:table-cell>
          <table:table-cell office:value-type="string" calcext:value-type="string">
            <text:p>EOS (EOS)</text:p>
          </table:table-cell>
          <table:table-cell office:value-type="string" calcext:value-type="string">
            <text:p>layer-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b591e99afe9f32eaa6214f7b7629768c40eeb39</text:p>
          </table:table-cell>
          <table:table-cell office:value-type="float" office:value="3553398" calcext:value-type="float">
            <text:p>3553398</text:p>
          </table:table-cell>
          <table:table-cell office:value-type="float" office:value="0.37" calcext:value-type="float">
            <text:p>0.370</text:p>
          </table:table-cell>
          <table:table-cell office:value-type="string" calcext:value-type="string">
            <text:p>HEX.com: HEX Token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f9840a85d5af5bf1d1762f925bdaddc4201f984</text:p>
          </table:table-cell>
          <table:table-cell office:value-type="float" office:value="3468435" calcext:value-type="float">
            <text:p>3468435</text:p>
          </table:table-cell>
          <table:table-cell office:value-type="float" office:value="0.361" calcext:value-type="float">
            <text:p>0.361</text:p>
          </table:table-cell>
          <table:table-cell office:value-type="string" calcext:value-type="string">
            <text:p>Uniswap Protocol: UNI token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governance token for automated market mak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e870d67f660d95d5be530380d0ec0bd388289e1</text:p>
          </table:table-cell>
          <table:table-cell office:value-type="float" office:value="3329447" calcext:value-type="float">
            <text:p>3329447</text:p>
          </table:table-cell>
          <table:table-cell office:value-type="float" office:value="0.346" calcext:value-type="float">
            <text:p>0.346</text:p>
          </table:table-cell>
          <table:table-cell office:value-type="string" calcext:value-type="string">
            <text:p>Paxos Standard (PAX)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stablecoin backed by US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6b3595068778dd592e39a122f4f5a5cf09c90fe2</text:p>
          </table:table-cell>
          <table:table-cell office:value-type="float" office:value="3168535" calcext:value-type="float">
            <text:p>3168535</text:p>
          </table:table-cell>
          <table:table-cell office:value-type="float" office:value="0.33" calcext:value-type="float">
            <text:p>0.330</text:p>
          </table:table-cell>
          <table:table-cell office:value-type="string" calcext:value-type="string">
            <text:p>SushiSwap: SUSHI Token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9d24a6b4ccb1b6faa2625fe562bdd9a23260359</text:p>
          </table:table-cell>
          <table:table-cell office:value-type="float" office:value="3157808" calcext:value-type="float">
            <text:p>3157808</text:p>
          </table:table-cell>
          <table:table-cell office:value-type="float" office:value="0.328" calcext:value-type="float">
            <text:p>0.328</text:p>
          </table:table-cell>
          <table:table-cell office:value-type="string" calcext:value-type="string">
            <text:p>Sai Stablecoin v1.0 (SAI)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230b790e05390fc8295f4d3f60332c93bed42e2</text:p>
          </table:table-cell>
          <table:table-cell office:value-type="float" office:value="2943619" calcext:value-type="float">
            <text:p>2943619</text:p>
          </table:table-cell>
          <table:table-cell office:value-type="float" office:value="0.306" calcext:value-type="float">
            <text:p>0.306</text:p>
          </table:table-cell>
          <table:table-cell office:value-type="string" calcext:value-type="string">
            <text:p>Tronix (TRX)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token of the Tron ecosyste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62e6e6c3b808faad3a54b226379466544d76ea4</text:p>
          </table:table-cell>
          <table:table-cell office:value-type="float" office:value="2790276" calcext:value-type="float">
            <text:p>2790276</text:p>
          </table:table-cell>
          <table:table-cell office:value-type="float" office:value="0.29" calcext:value-type="float">
            <text:p>0.290</text:p>
          </table:table-cell>
          <table:table-cell office:value-type="string" calcext:value-type="string">
            <text:p>Liberty Cash (LCS)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deflationary blockchain payment syste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9813037ee2218799597d83d4a5b6f3b6778218d9</text:p>
          </table:table-cell>
          <table:table-cell office:value-type="float" office:value="2749591" calcext:value-type="float">
            <text:p>2749591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ShibaSwap: BONE Token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governanc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533a949740bb3306d119cc777fa900ba034cd52</text:p>
          </table:table-cell>
          <table:table-cell office:value-type="float" office:value="2680489" calcext:value-type="float">
            <text:p>2680489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Curve.fi: CRV Token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automated market mak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000000000004946c0e9f43f4dee607b0ef1fa1c</text:p>
          </table:table-cell>
          <table:table-cell office:value-type="float" office:value="2604411" calcext:value-type="float">
            <text:p>2604411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1inch.exchange: CHI Token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4d2888d29d722226fafa5d9b24f9164c092421e</text:p>
          </table:table-cell>
          <table:table-cell office:value-type="float" office:value="2225503" calcext:value-type="float">
            <text:p>2225503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LooksRare: LOOKS Token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nft marketplac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8fdcc30eda7e94f1c12ce0280df6cd531e8365c5</text:p>
          </table:table-cell>
          <table:table-cell office:value-type="float" office:value="2220964" calcext:value-type="float">
            <text:p>2220964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CpcToken (CPCT)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decentralized exchang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0829421c1d260bd3cb3e0f06cfe2d52db2ce315</text:p>
          </table:table-cell>
          <table:table-cell office:value-type="float" office:value="2209021" calcext:value-type="float">
            <text:p>2209021</text:p>
          </table:table-cell>
          <table:table-cell office:value-type="float" office:value="0.23" calcext:value-type="float">
            <text:p>0.230</text:p>
          </table:table-cell>
          <table:table-cell office:value-type="string" calcext:value-type="string">
            <text:p>Bancor: ETH Token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automated market make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c8fa225d80b9c7d42f96e9570156c65d6caaa25</text:p>
          </table:table-cell>
          <table:table-cell office:value-type="float" office:value="2202106" calcext:value-type="float">
            <text:p>2202106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Axie Infinity: SLP Token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Smooth Love Potion token for Axie Infinit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41d2489571d322189246dafa5ebde1f4699f498</text:p>
          </table:table-cell>
          <table:table-cell office:value-type="float" office:value="2194213" calcext:value-type="float">
            <text:p>2194213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0x: ZRX Token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protocol for DEX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f5d2fb29fb7d3cfee444a200298f468908cc942</text:p>
          </table:table-cell>
          <table:table-cell office:value-type="float" office:value="2163611" calcext:value-type="float">
            <text:p>2163611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Decentraland (MANA)</text:p>
          </table:table-cell>
          <table:table-cell office:value-type="string" calcext:value-type="string">
            <text:p>game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c08809df1048b82959d6251fbc9538920bed1fa</text:p>
          </table:table-cell>
          <table:table-cell office:value-type="float" office:value="2114475" calcext:value-type="float">
            <text:p>2114475</text:p>
          </table:table-cell>
          <table:table-cell office:value-type="float" office:value="0.22" calcext:value-type="float">
            <text:p>0.220</text:p>
          </table:table-cell>
          <table:table-cell office:value-type="string" calcext:value-type="string">
            <text:p>MSD (MSD)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automated market mak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629cbd94d3791c9250152bd8dfbdf380e2a3b9c</text:p>
          </table:table-cell>
          <table:table-cell office:value-type="float" office:value="2058579" calcext:value-type="float">
            <text:p>2058579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Enjin Coin</text:p>
          </table:table-cell>
          <table:table-cell office:value-type="string" calcext:value-type="string">
            <text:p>games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64ef51c888972c908cfacf59b47c1afbc0ab8ac</text:p>
          </table:table-cell>
          <table:table-cell office:value-type="float" office:value="2052169" calcext:value-type="float">
            <text:p>2052169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Storj (STORJ)</text:p>
          </table:table-cell>
          <table:table-cell office:value-type="string" calcext:value-type="string">
            <text:p>storage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9b9647431632af44be02ddd22477ed94d14aacaa</text:p>
          </table:table-cell>
          <table:table-cell office:value-type="float" office:value="2026787" calcext:value-type="float">
            <text:p>2026787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KOK Coin (KOK)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decentralized digital content platfor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00e94cb662c3520282e6f5717214004a7f26888</text:p>
          </table:table-cell>
          <table:table-cell office:value-type="float" office:value="1778811" calcext:value-type="float">
            <text:p>1778811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Compound (COMP)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9f8f72aa9304c8b593d555f12ef6589cc3a579a2</text:p>
          </table:table-cell>
          <table:table-cell office:value-type="float" office:value="1687080" calcext:value-type="float">
            <text:p>1687080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Maker (MKR)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c17e8a84fee8b52e4de7a85160f8cdbb3bb2494</text:p>
          </table:table-cell>
          <table:table-cell office:value-type="float" office:value="1674519" calcext:value-type="float">
            <text:p>1674519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BitAnex Coin (ANEX)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e766f57f7d16ca50b4a0b90b88f6468a09b0439</text:p>
          </table:table-cell>
          <table:table-cell office:value-type="float" office:value="1629656" calcext:value-type="float">
            <text:p>1629656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Maximine Coin (MXM)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transparent distributed pool revenue syste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15c7ebe1f07caf6bff097d8a589fb8ac49ae5b3</text:p>
          </table:table-cell>
          <table:table-cell office:value-type="float" office:value="1622464" calcext:value-type="float">
            <text:p>1622464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Pundi X Token (NPXS)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blockchain-based payment syste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821f14fb6394e82839f5161f214cacc90372453</text:p>
          </table:table-cell>
          <table:table-cell office:value-type="float" office:value="1616681" calcext:value-type="float">
            <text:p>1616681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Esch$Token (ESCH$)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governance token of the Ubiq ecosyste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011a73ee8576fb46f5e1c5751ca3b9fe0af2a6f</text:p>
          </table:table-cell>
          <table:table-cell office:value-type="float" office:value="1576380" calcext:value-type="float">
            <text:p>1576380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Synthetix Network Token (SNX)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bc529c00c6401aef6d220be8c6ea1667f6ad93e</text:p>
          </table:table-cell>
          <table:table-cell office:value-type="float" office:value="1571632" calcext:value-type="float">
            <text:p>1571632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yearn.finance (YFI) 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c0327d50e6c73db2f8117760592c8bbf1cdcf38</text:p>
          </table:table-cell>
          <table:table-cell office:value-type="float" office:value="1560637" calcext:value-type="float">
            <text:p>1560637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Stronger (STRNGR)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node as a servic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d974d5c2e2928dea5f71b9825b8b646686bd200</text:p>
          </table:table-cell>
          <table:table-cell office:value-type="float" office:value="1559020" calcext:value-type="float">
            <text:p>1559020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KyberNetwork (KNC)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multi-chain crypto trading and liquidity hub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74fd51a98a4a1ecbef8cc43be801cce630e260bd</text:p>
          </table:table-cell>
          <table:table-cell office:value-type="float" office:value="1551115" calcext:value-type="float">
            <text:p>1551115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SiaCashCoin (SCC)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ryptocurrency for decentralized storag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7fc66500c84a76ad7e9c93437bfc5ac33e2ddae9</text:p>
          </table:table-cell>
          <table:table-cell office:value-type="float" office:value="1526377" calcext:value-type="float">
            <text:p>1526377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Aave: AAVE Token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decentralized money market protoco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e15f8ad98e95033c1d4798458cec34a4b5972b0</text:p>
          </table:table-cell>
          <table:table-cell office:value-type="float" office:value="1523090" calcext:value-type="float">
            <text:p>1523090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Alchemy Coin (ALC)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decentralized lending marketplac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8b3192f5eebd8579568a2ed41e6feb402f93f73f</text:p>
          </table:table-cell>
          <table:table-cell office:value-type="float" office:value="1505305" calcext:value-type="float">
            <text:p>1505305</text:p>
          </table:table-cell>
          <table:table-cell office:value-type="float" office:value="0.157" calcext:value-type="float">
            <text:p>0.157</text:p>
          </table:table-cell>
          <table:table-cell office:value-type="string" calcext:value-type="string">
            <text:p>Saitama Inu (SAITAMA)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meme co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e9801bace260f58407c15e6e515c45918756e0f</text:p>
          </table:table-cell>
          <table:table-cell office:value-type="float" office:value="1427429" calcext:value-type="float">
            <text:p>1427429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WorldUnitedCoins (WUC)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6a6a7af298129e3a2ab396c9c06f91d3c54aba8</text:p>
          </table:table-cell>
          <table:table-cell office:value-type="float" office:value="1423901" calcext:value-type="float">
            <text:p>1423901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0xUniverse (PLANET)</text:p>
          </table:table-cell>
          <table:table-cell office:value-type="string" calcext:value-type="string">
            <text:p>games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0b73e1ff0b80914ab6fe0444e65848c4c34450b</text:p>
          </table:table-cell>
          <table:table-cell office:value-type="float" office:value="1410432" calcext:value-type="float">
            <text:p>1410432</text:p>
          </table:table-cell>
          <table:table-cell office:value-type="float" office:value="0.147" calcext:value-type="float">
            <text:p>0.147</text:p>
          </table:table-cell>
          <table:table-cell office:value-type="string" calcext:value-type="string">
            <text:p>Cronos Coin (CRO)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exchange utility token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000000000085d4780b73119b644ae5ecd22b376</text:p>
          </table:table-cell>
          <table:table-cell office:value-type="float" office:value="1401809" calcext:value-type="float">
            <text:p>1401809</text:p>
          </table:table-cell>
          <table:table-cell office:value-type="float" office:value="0.146" calcext:value-type="float">
            <text:p>0.146</text:p>
          </table:table-cell>
          <table:table-cell office:value-type="string" calcext:value-type="string">
            <text:p>TrueUSD (TUSD)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stablecoin backed by US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1ab6c9fac80c59d401b37cb43f81ea9dde7fe34</text:p>
          </table:table-cell>
          <table:table-cell office:value-type="float" office:value="1383012" calcext:value-type="float">
            <text:p>1383012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Baer Chain (BRC)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decentralized game platfor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e50e6d6bb434938d8fe670a2d7a14cd128eb50f</text:p>
          </table:table-cell>
          <table:table-cell office:value-type="float" office:value="1367719" calcext:value-type="float">
            <text:p>1367719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SUM TOKEN (SUT) 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decentralized multi-currency walle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12d1c73ee7dc3615ba4e37e4abfdbddfa38907e</text:p>
          </table:table-cell>
          <table:table-cell office:value-type="float" office:value="1358138" calcext:value-type="float">
            <text:p>1358138</text:p>
          </table:table-cell>
          <table:table-cell office:value-type="float" office:value="0.141" calcext:value-type="float">
            <text:p>0.141</text:p>
          </table:table-cell>
          <table:table-cell office:value-type="string" calcext:value-type="string">
            <text:p>KickToken (KICK)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exchange utility token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3f440ef604a6380a030360f85bb0dedb6db5a85</text:p>
          </table:table-cell>
          <table:table-cell office:value-type="float" office:value="1335425" calcext:value-type="float">
            <text:p>1335425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Alchemy Coin (ALC)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blockchain-based payment syste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7b2f9706cd8473b4f5b7758b0171a9933fc6c4d6</text:p>
          </table:table-cell>
          <table:table-cell office:value-type="float" office:value="1325113" calcext:value-type="float">
            <text:p>1325113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An Etheal Promo (HEALP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4abeda201850ac0124161f037efd70c74ddc74c</text:p>
          </table:table-cell>
          <table:table-cell office:value-type="float" office:value="1313683" calcext:value-type="float">
            <text:p>1313683</text:p>
          </table:table-cell>
          <table:table-cell office:value-type="float" office:value="0.137" calcext:value-type="float">
            <text:p>0.137</text:p>
          </table:table-cell>
          <table:table-cell office:value-type="string" calcext:value-type="string">
            <text:p>NEST (NEST)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b0e17ef65f82ab018d8edd776e8dd940327b28b</text:p>
          </table:table-cell>
          <table:table-cell office:value-type="float" office:value="1308242" calcext:value-type="float">
            <text:p>1308242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Axie Infinity Shard (AXS)</text:p>
          </table:table-cell>
          <table:table-cell office:value-type="string" calcext:value-type="string">
            <text:p>games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845badade8e6dff049820680d1f14bd3903a5d0</text:p>
          </table:table-cell>
          <table:table-cell office:value-type="float" office:value="1269598" calcext:value-type="float">
            <text:p>1269598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SAND (SAND)</text:p>
          </table:table-cell>
          <table:table-cell office:value-type="string" calcext:value-type="string">
            <text:p>game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d4c048f83bd7e37d49ea4c83a07267ec4203da</text:p>
          </table:table-cell>
          <table:table-cell office:value-type="float" office:value="1255730" calcext:value-type="float">
            <text:p>1255730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Gala (GALA)</text:p>
          </table:table-cell>
          <table:table-cell office:value-type="string" calcext:value-type="string">
            <text:p>games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5d105e63711398af9bbff092d4b6769c82f793d</text:p>
          </table:table-cell>
          <table:table-cell office:value-type="float" office:value="1230065" calcext:value-type="float">
            <text:p>1230065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BeautyChain (BEC)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blockchain-based content incentive network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26ca1ea2406c07d75db9585f22781c096e3d0e0</text:p>
          </table:table-cell>
          <table:table-cell office:value-type="float" office:value="1205356" calcext:value-type="float">
            <text:p>1205356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Minereum (MNE)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self mining Smart Contract Toke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92e74b131d7b1d46e60e07f3fae5d8877dd03f0</text:p>
          </table:table-cell>
          <table:table-cell office:value-type="float" office:value="1200237" calcext:value-type="float">
            <text:p>1200237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Minereum (MNE)</text:p>
          </table:table-cell>
          <table:table-cell office:value-type="string" calcext:value-type="string">
            <text:p>mining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5b46ff9a887180c8fb2d97146398ddfc5fef1cd</text:p>
          </table:table-cell>
          <table:table-cell office:value-type="float" office:value="1191209" calcext:value-type="float">
            <text:p>1191209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SuperSkyNet (SSN) 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ockchain-based iot ecosyste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11111111117dc0aa78b770fa6a738034120c302</text:p>
          </table:table-cell>
          <table:table-cell office:value-type="float" office:value="1176805" calcext:value-type="float">
            <text:p>1176805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1INCH Token (1INCH)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decentralized exchange aggregato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db96858fe496bb6309622f9023ba2defb5d540</text:p>
          </table:table-cell>
          <table:table-cell office:value-type="float" office:value="1174976" calcext:value-type="float">
            <text:p>1174976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SBToken (SBC)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harding Byte Chai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68e54af74b22acaccffa04ccaad13be16ed14eac</text:p>
          </table:table-cell>
          <table:table-cell office:value-type="float" office:value="1165599" calcext:value-type="float">
            <text:p>1165599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WENI (WENI)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64ffdca47d6c3895608c4e05faba6e617b3a031</text:p>
          </table:table-cell>
          <table:table-cell office:value-type="float" office:value="1161974" calcext:value-type="float">
            <text:p>1161974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flamingostar (FOB)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83518188c0c6d7730d91b2c03a03c837814a899</text:p>
          </table:table-cell>
          <table:table-cell office:value-type="float" office:value="1154651" calcext:value-type="float">
            <text:p>1154651</text:p>
          </table:table-cell>
          <table:table-cell office:value-type="float" office:value="0.12" calcext:value-type="float">
            <text:p>0.120</text:p>
          </table:table-cell>
          <table:table-cell office:value-type="string" calcext:value-type="string">
            <text:p>OHM V1 (OHM)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912656188616e0184e3181f019022990a63280b1</text:p>
          </table:table-cell>
          <table:table-cell office:value-type="float" office:value="1119152" calcext:value-type="float">
            <text:p>1119152</text:p>
          </table:table-cell>
          <table:table-cell office:value-type="float" office:value="0.116" calcext:value-type="float">
            <text:p>0.116</text:p>
          </table:table-cell>
          <table:table-cell office:value-type="string" calcext:value-type="string">
            <text:p>POCC (POCC) 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token of the Proof Of Contribution Chai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744d70fdbe2ba4cf95131626614a1763df805b9e</text:p>
          </table:table-cell>
          <table:table-cell office:value-type="float" office:value="1098997" calcext:value-type="float">
            <text:p>1098997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StatusNetwork (SNT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allet, messaging app, web3 browser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74476443119a942de498590fe1f2454d7d4ac0d</text:p>
          </table:table-cell>
          <table:table-cell office:value-type="float" office:value="1086163" calcext:value-type="float">
            <text:p>1086163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Golem (GNT)</text:p>
          </table:table-cell>
          <table:table-cell office:value-type="string" calcext:value-type="string">
            <text:p>layer-2</text:p>
          </table:table-cell>
          <table:table-cell office:value-type="string" calcext:value-type="string">
            <text:p>decentralized marketplace for computing powe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944e90c64b2c07662a292be6244bdf05cda44a7</text:p>
          </table:table-cell>
          <table:table-cell office:value-type="float" office:value="1084764" calcext:value-type="float">
            <text:p>1084764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Graph Token (GRT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ndexing protocol for organizing blockchain dat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506424f91fd33084466f402d5d97f05f8e3b4af</text:p>
          </table:table-cell>
          <table:table-cell office:value-type="float" office:value="1083983" calcext:value-type="float">
            <text:p>1083983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chiliZ (CHZ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port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4fabb145d64652a948d72533023f6e7a623c7c53</text:p>
          </table:table-cell>
          <table:table-cell office:value-type="float" office:value="1079701" calcext:value-type="float">
            <text:p>1079701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Binance USD (BUSD)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519475b31653e46d20cd09f9fdcf3b12bdacb4f5</text:p>
          </table:table-cell>
          <table:table-cell office:value-type="float" office:value="1009465" calcext:value-type="float">
            <text:p>1009465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VIU (VIU)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blockchain-based video platfor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408e41876cccdc0f92210600ef50372656052a38</text:p>
          </table:table-cell>
          <table:table-cell office:value-type="float" office:value="1001582" calcext:value-type="float">
            <text:p>1001582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Ren Token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liquidity layer for decentralized financ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c4162d53f945266684f4e5e48d545f206bc1ca5</text:p>
          </table:table-cell>
          <table:table-cell office:value-type="float" office:value="982075" calcext:value-type="float">
            <text:p>982075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ATB Banknote (ATB)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8c77482e45f1f44de1745f52c74426c631bdd52</text:p>
          </table:table-cell>
          <table:table-cell office:value-type="float" office:value="973972" calcext:value-type="float">
            <text:p>973972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BNB (BNB)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e15361fd6b4bb609fa63c81a2be19d873717870</text:p>
          </table:table-cell>
          <table:table-cell office:value-type="float" office:value="973064" calcext:value-type="float">
            <text:p>973064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Fantom Token (FTM)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governance token of the Fantom Networ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52903256dd18d85c2dc4a6c999907c9793ea61e3</text:p>
          </table:table-cell>
          <table:table-cell office:value-type="float" office:value="970917" calcext:value-type="float">
            <text:p>970917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INS Promo (INSP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motional token for the INS ecosystem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d224452801aced8b2f0aebe155379bb5d594381</text:p>
          </table:table-cell>
          <table:table-cell office:value-type="float" office:value="963984" calcext:value-type="float">
            <text:p>963984</text:p>
          </table:table-cell>
          <table:table-cell office:value-type="float" office:value="0.1" calcext:value-type="float">
            <text:p>0.100</text:p>
          </table:table-cell>
          <table:table-cell office:value-type="string" calcext:value-type="string">
            <text:p>ApeCoin (APE)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governance token of the APE ecosyste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a100000625a3754423978a60c9317c58a424e3d</text:p>
          </table:table-cell>
          <table:table-cell office:value-type="float" office:value="956600" calcext:value-type="float">
            <text:p>95660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Balancer (BAL)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automated market maker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bbbca6a901c926f240b89eacb641d8aec7aeafd</text:p>
          </table:table-cell>
          <table:table-cell office:value-type="float" office:value="956151" calcext:value-type="float">
            <text:p>956151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LoopringCoin V2 (LRC)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decentralized exchange protoco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7cc16500d0b0ac3d0ba156a584865a43b0b0050</text:p>
          </table:table-cell>
          <table:table-cell office:value-type="float" office:value="941339" calcext:value-type="float">
            <text:p>941339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Tepleton (TEP)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aaebe6fe48e54f431b0c390cfaf0b017d09d42d</text:p>
          </table:table-cell>
          <table:table-cell office:value-type="float" office:value="938546" calcext:value-type="float">
            <text:p>938546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Celsius (CEL)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decentralized lending and borrowing service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573aaaa81154cd24e96f0cb97fd86110b8f6767f</text:p>
          </table:table-cell>
          <table:table-cell office:value-type="float" office:value="937786" calcext:value-type="float">
            <text:p>937786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Fus (Fus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ken for the THEHAE networ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653430560be843c4a3d143d0110e896c2ab8ac0d</text:p>
          </table:table-cell>
          <table:table-cell office:value-type="float" office:value="930346" calcext:value-type="float">
            <text:p>930346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Molecular Future (MOF)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5b0a3efb8e8e4c201e2a935f110eaaf3ffecb8d</text:p>
          </table:table-cell>
          <table:table-cell office:value-type="float" office:value="930003" calcext:value-type="float">
            <text:p>930003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Axie (AXIE)</text:p>
          </table:table-cell>
          <table:table-cell office:value-type="string" calcext:value-type="string">
            <text:p>game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62b9f8741bf53a6986a5411c0557c30f6f11f3af</text:p>
          </table:table-cell>
          <table:table-cell office:value-type="float" office:value="929997" calcext:value-type="float">
            <text:p>929997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5GH (5GH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ossible scam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46ba6d942050d489dbd938a2c909a5d5039a161</text:p>
          </table:table-cell>
          <table:table-cell office:value-type="float" office:value="926649" calcext:value-type="float">
            <text:p>926649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Ampleforth (AMPL)</text:p>
          </table:table-cell>
          <table:table-cell office:value-type="string" calcext:value-type="string">
            <text:p>defi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7695e09149adc738a978e9a678f99e4c39e9eb9</text:p>
          </table:table-cell>
          <table:table-cell office:value-type="float" office:value="889158" calcext:value-type="float">
            <text:p>889158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KickCoin (KICK)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KickICO exchange toke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6c6ee5e31d828de241282b9606c8e98ea48526e2</text:p>
          </table:table-cell>
          <table:table-cell office:value-type="float" office:value="885261" calcext:value-type="float">
            <text:p>885261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HoloToken (HOT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centralized hosting platfor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41e5560054824ea6b0732e656e3ad64e20e94e45</text:p>
          </table:table-cell>
          <table:table-cell office:value-type="float" office:value="878794" calcext:value-type="float">
            <text:p>878794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Civic (CVC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ockchain-based identity verificatio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7c5cb1220bd293ff9cf903915732e51a71292038</text:p>
          </table:table-cell>
          <table:table-cell office:value-type="float" office:value="873211" calcext:value-type="float">
            <text:p>873211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YottaLing (YTL)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YottaChain decentralized storage pool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57ab1ec28d129707052df4df418d58a2d46d5f51</text:p>
          </table:table-cell>
          <table:table-cell office:value-type="float" office:value="870534" calcext:value-type="float">
            <text:p>870534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Synth sUSD (sUSD)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synthetic asset mirroring USD pric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9dffe202df7f82ba57a7f8d571628805eff7fed9</text:p>
          </table:table-cell>
          <table:table-cell office:value-type="float" office:value="869904" calcext:value-type="float">
            <text:p>869904</text:p>
          </table:table-cell>
          <table:table-cell office:value-type="float" office:value="0.09" calcext:value-type="float">
            <text:p>0.090</text:p>
          </table:table-cell>
          <table:table-cell office:value-type="string" calcext:value-type="string">
            <text:p>Green (China) ecosystem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number-rows-repeated="104847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MacOSX_X86_64 LibreOffice_project/723314e595e8007d3cf785c16538505a1c878ca5</meta:generator>
    <dc:date>2023-09-08T11:13:31.846859701</dc:date>
    <meta:editing-duration>P2DT12H27S</meta:editing-duration>
    <meta:editing-cycles>252</meta:editing-cycles>
    <meta:document-statistic meta:table-count="1" meta:cell-count="665" meta:object-count="0"/>
    <meta:user-defined meta:name=""/>
  </office:meta>
</office:document-meta>
</file>